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Media/sos-signal-137144.mp3" manifest:media-type="audio/mpeg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032f" officeooo:paragraph-rsid="0013032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3032f" officeooo:paragraph-rsid="0013032f" style:font-size-asian="14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text-align="start" style:justify-single-word="false"/>
      <style:text-properties fo:font-size="16pt" fo:font-weight="bold" officeooo:rsid="0013032f" officeooo:paragraph-rsid="0013032f" style:font-size-asian="14pt" style:font-weight-asian="bold" style:font-size-complex="16pt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145c3b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s</text:p>
      <text:p text:style-name="P2">1.) 10 Code</text:p>
      <text:p text:style-name="P5">Some examples of police <text:a xlink:type="simple" xlink:href="https://copradar.com/tencodes/" office:target-frame-name="_blank" xlink:show="new" text:style-name="Internet_20_link" text:visited-style-name="Visited_20_Internet_20_Link"><text:span text:style-name="T1">10 Codes</text:span></text:a> include:</text:p>
      <text:list text:style-name="L1">
        <text:list-item>
          <text:p text:style-name="P3">10-1: Signal Weak</text:p>
        </text:list-item>
        <text:list-item>
          <text:p text:style-name="P3">10-2: Signal Good</text:p>
        </text:list-item>
        <text:list-item>
          <text:p text:style-name="P3">10-3: Stop Transmitting</text:p>
        </text:list-item>
        <text:list-item>
          <text:p text:style-name="P3"><text:span text:style-name="Strong_20_Emphasis"><text:span text:style-name="T1">10-4: Acknowledgement (OK)</text:span></text:span></text:p>
        </text:list-item>
        <text:list-item>
          <text:p text:style-name="P3">10-10: Fight in Progress</text:p>
        </text:list-item>
        <text:list-item>
          <text:p text:style-name="P3">10-29: Check for Wanted</text:p>
        </text:list-item>
        <text:list-item>
          <text:p text:style-name="P3">10-31: Crime in Process</text:p>
        </text:list-item>
        <text:list-item>
          <text:p text:style-name="P4">10-33: Emergency</text:p>
        </text:list-item>
      </text:list>
      <text:p text:style-name="P2"><draw:frame text:anchor-type="paragraph" draw:z-index="0" draw:name="Media object 2" draw:style-name="gr1" svg:width="1.4217in" svg:height="1.1787in" svg:x="1.6417in" svg:y="0.0028in"><draw:plugin xlink:href="Media/sos-signal-137144.mp3" xlink:type="simple" xlink:show="embed" xlink:actuate="onLoad" draw:mime-type="audio/mpeg"><draw:param draw:name="Loop" draw:value="false"/><draw:param draw:name="Mute" draw:value="false"/><draw:param draw:name="VolumeDB" draw:value="0"/></draw:plugin></draw:frame>2.) Morse Code</text:p>
      <text:p text:style-name="P2"><text:tab/>Click on <text:span text:style-name="T2">→</text:span> <text:s text:c="28"/>and then hit ‘play b<text:span text:style-name="T3">u</text:span>t<text:span text:style-name="T3">t</text:span>o<text:span text:style-name="T3">n</text:span>’</text:p>
      <text:p text:style-name="P2"><text:tab/><text:tab/><text:tab/><text:tab/><text:tab/><text:tab/><text:tab/>at bottom left of this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2:02:47.981000000</meta:creation-date>
    <dc:date>2024-10-09T12:41:46.212000000</dc:date>
    <meta:editing-duration>PT38M59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4" meta:word-count="62" meta:character-count="349" meta:non-whitespace-character-count="273"/>
  </office:meta>
</office:document-meta>
</file>